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2.512cm" style:rel-column-width="9361*"/>
    </style:style>
    <style:style style:name="Table1.B" style:family="table-column">
      <style:table-column-properties style:column-width="2.514cm" style:rel-column-width="9363*"/>
    </style:style>
    <style:style style:name="Table1.C" style:family="table-column">
      <style:table-column-properties style:column-width="2.514cm" style:rel-column-width="936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Liberation Sans1" fo:language="sv" fo:country="SE" officeooo:rsid="00096af7" officeooo:paragraph-rsid="00096af7"/>
    </style:style>
    <style:style style:name="P2" style:family="paragraph" style:parent-style-name="Text_20_body">
      <style:paragraph-properties fo:text-align="start" style:justify-single-word="false"/>
      <style:text-properties style:font-name="Liberation Sans1" fo:language="sv" fo:country="SE" style:text-underline-style="none" officeooo:rsid="000dd427" officeooo:paragraph-rsid="000f3c47"/>
    </style:style>
    <style:style style:name="P3" style:family="paragraph" style:parent-style-name="Text_20_body">
      <style:paragraph-properties fo:text-align="start" style:justify-single-word="false"/>
      <style:text-properties style:font-name="Liberation Sans1" fo:language="sv" fo:country="SE" style:text-underline-style="none" officeooo:rsid="000f3c47" officeooo:paragraph-rsid="000f3c47"/>
    </style:style>
    <style:style style:name="P4" style:family="paragraph" style:parent-style-name="Text_20_body">
      <style:paragraph-properties fo:text-align="start" style:justify-single-word="false"/>
      <style:text-properties style:font-name="Liberation Sans1" fo:language="sv" fo:country="SE" style:text-underline-style="none" officeooo:rsid="000f3c47" officeooo:paragraph-rsid="00131c86"/>
    </style:style>
    <style:style style:name="P5" style:family="paragraph" style:parent-style-name="Text_20_body">
      <style:text-properties officeooo:rsid="001030ee" officeooo:paragraph-rsid="00131c86"/>
    </style:style>
    <style:style style:name="P6" style:family="paragraph" style:parent-style-name="Title">
      <style:text-properties style:font-name="Liberation Serif" fo:language="sv" fo:country="SE" officeooo:rsid="00096af7" officeooo:paragraph-rsid="00096af7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1pt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1pt" fo:font-style="normal" fo:text-shadow="none" style:text-underline-style="none" fo:font-weight="normal" officeooo:rsid="00132249" officeooo:paragraph-rsid="001322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1pt" fo:font-style="normal" fo:text-shadow="none" style:text-underline-style="none" fo:font-weight="normal" officeooo:rsid="00132249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1pt" fo:font-style="normal" fo:text-shadow="none" style:text-underline-style="none" fo:font-weight="normal" officeooo:rsid="00132249" officeooo:paragraph-rsid="0018f7b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1pt" fo:font-style="normal" fo:text-shadow="none" style:text-underline-style="none" fo:font-weight="normal" officeooo:rsid="001ecfe0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1pt" fo:font-style="normal" fo:text-shadow="none" style:text-underline-style="none" fo:font-weight="normal" officeooo:rsid="0014cd32" officeooo:paragraph-rsid="0014cd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style:font-name="Liberation Sans1" fo:font-size="11pt" style:font-size-asian="11pt" style:font-size-complex="11pt"/>
    </style:style>
    <style:style style:name="P15" style:family="paragraph" style:parent-style-name="Heading_20_1">
      <style:text-properties officeooo:rsid="000f3c47" officeooo:paragraph-rsid="000f3c47"/>
    </style:style>
    <style:style style:name="P16" style:family="paragraph" style:parent-style-name="Heading_20_2">
      <style:text-properties officeooo:paragraph-rsid="00131c86"/>
    </style:style>
    <style:style style:name="P17" style:family="paragraph" style:parent-style-name="Heading_20_2">
      <style:text-properties style:font-name="Liberation Sans1" fo:font-size="16.1000003814697pt" fo:font-weight="bold" officeooo:rsid="001030ee" officeooo:paragraph-rsid="001030ee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8" style:family="paragraph" style:parent-style-name="Heading_20_2">
      <style:text-properties style:font-name="Liberation Sans1" fo:font-size="16.1000003814697pt" fo:font-weight="bold" officeooo:rsid="000f3c47" officeooo:paragraph-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9" style:family="paragraph" style:parent-style-name="Heading_20_2">
      <style:text-properties style:font-name="Liberation Sans1" officeooo:rsid="000f3c47" officeooo:paragraph-rsid="000f3c47"/>
    </style:style>
    <style:style style:name="P20" style:family="paragraph" style:parent-style-name="Heading_20_2">
      <style:text-properties officeooo:rsid="000f3c47" officeooo:paragraph-rsid="000f3c47"/>
    </style:style>
    <style:style style:name="P21" style:family="paragraph" style:parent-style-name="Heading_20_3">
      <style:text-properties officeooo:paragraph-rsid="001fca21"/>
    </style:style>
    <style:style style:name="P22" style:family="paragraph" style:parent-style-name="Text_20_body" style:list-style-name="L1">
      <style:paragraph-properties fo:text-align="start" style:justify-single-word="false"/>
      <style:text-properties style:font-name="Liberation Sans1" fo:language="sv" fo:country="SE" style:text-underline-style="none" officeooo:rsid="000dd427" officeooo:paragraph-rsid="000f3c47"/>
    </style:style>
    <style:style style:name="T1" style:family="text">
      <style:text-properties officeooo:rsid="000b3ab3"/>
    </style:style>
    <style:style style:name="T2" style:family="text">
      <style:text-properties officeooo:rsid="000ccb7c"/>
    </style:style>
    <style:style style:name="T3" style:family="text">
      <style:text-properties officeooo:rsid="000f3c47"/>
    </style:style>
    <style:style style:name="T4" style:family="text">
      <style:text-properties officeooo:rsid="0011f6c9"/>
    </style:style>
    <style:style style:name="T5" style:family="text">
      <style:text-properties officeooo:rsid="00131c86"/>
    </style:style>
    <style:style style:name="T6" style:family="text">
      <style:text-properties style:font-name="Liberation Sans1" fo:font-size="18.2000007629395pt" fo:font-weight="bold" style:font-name-asian="DejaVu Sans" style:font-size-asian="18.2000007629395pt" style:font-weight-asian="bold" style:font-name-complex="DejaVu Sans" style:font-size-complex="18.2000007629395pt" style:font-weight-complex="bold"/>
    </style:style>
    <style:style style:name="T7" style:family="text">
      <style:text-properties style:font-name="Liberation Sans1" fo:font-size="18.2000007629395pt" fo:font-weight="bold" officeooo:rsid="00131c86" style:font-name-asian="DejaVu Sans" style:font-size-asian="18.2000007629395pt" style:font-weight-asian="bold" style:font-name-complex="DejaVu Sans" style:font-size-complex="18.2000007629395pt" style:font-weight-complex="bold"/>
    </style:style>
    <style:style style:name="T8" style:family="text">
      <style:text-properties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9" style:family="text">
      <style:text-properties fo:font-size="16.1000003814697pt" fo:font-weight="bold" officeooo: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10" style:family="text">
      <style:text-properties officeooo:rsid="00157642"/>
    </style:style>
    <style:style style:name="T11" style:family="text">
      <style:text-properties officeooo:rsid="00166616"/>
    </style:style>
    <style:style style:name="T12" style:family="text">
      <style:text-properties officeooo:rsid="001801ec"/>
    </style:style>
    <style:style style:name="T13" style:family="text">
      <style:text-properties officeooo:rsid="001857a4"/>
    </style:style>
    <style:style style:name="T14" style:family="text">
      <style:text-properties officeooo:rsid="001cb63e"/>
    </style:style>
    <style:style style:name="T15" style:family="text">
      <style:text-properties officeooo:rsid="002265c7"/>
    </style:style>
    <style:style style:name="T16" style:family="text">
      <style:text-properties officeooo:rsid="0022f1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ssword Manager</text:p>
      <text:h text:style-name="Heading_20_1" text:outline-level="1"><text:span text:style-name="T5">1. </text:span>Stack</text:h>
      <text:h text:style-name="P16" text:outline-level="2"><text:span text:style-name="T5">1.1 </text:span>Database</text:h>
      <text:p text:style-name="P5">MySQL.</text:p>
      <text:h text:style-name="P21" text:outline-level="3">1.1.1 <text:span text:style-name="T13">Tabl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14">users</text:p>
          </table:table-cell>
          <table:table-cell table:style-name="Table1.A1" office:value-type="string">
            <text:p text:style-name="P7">email<text:line-break/>varchar(<text:span text:style-name="T12">128</text:span>)<text:line-break/>pk, unique, not null</text:p>
          </table:table-cell>
          <table:table-cell table:style-name="Table1.A1" office:value-type="string">
            <text:p text:style-name="P7">password<text:line-break/>varchar(512)<text:line-break/>not null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G1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9">passwords</text:p>
          </table:table-cell>
          <table:table-cell table:style-name="Table1.A2" office:value-type="string">
            <text:p text:style-name="P12">title<text:line-break/>varchar(128)<text:line-break/>not null</text:p>
          </table:table-cell>
          <table:table-cell table:style-name="Table1.A2" office:value-type="string">
            <text:p text:style-name="P9">username<text:line-break/>varchar(256)<text:line-break/>null</text:p>
          </table:table-cell>
          <table:table-cell table:style-name="Table1.A2" office:value-type="string">
            <text:p text:style-name="P10">password<text:line-break/>varchar(256)<text:line-break/>null</text:p>
          </table:table-cell>
          <table:table-cell table:style-name="Table1.A2" office:value-type="string">
            <text:p text:style-name="P9"><text:span text:style-name="T10">url</text:span><text:line-break/>varchar(<text:span text:style-name="T10">512</text:span>)<text:line-break/>null</text:p>
          </table:table-cell>
          <table:table-cell table:style-name="Table1.A2" office:value-type="string">
            <text:p text:style-name="P13">description<text:line-break/>varchar(<text:span text:style-name="T10">512</text:span>)<text:line-break/><text:span text:style-name="T10">null</text:span></text:p>
          </table:table-cell>
          <table:table-cell table:style-name="Table1.G2" office:value-type="string">
            <text:p text:style-name="P11">user_email<text:line-break/>varchar(<text:span text:style-name="T12">128</text:span>)<text:line-break/>not null<text:line-break/>fk users.<text:span text:style-name="T11">email</text:span></text:p>
          </table:table-cell>
        </table:table-row>
      </table:table>
      <text:h text:style-name="P16" text:outline-level="2"><text:span text:style-name="T5">1.2 </text:span>Backend</text:h>
      <text:p text:style-name="P5">Python <text:span text:style-name="T4">med Flask</text:span>.</text:p>
      <text:h text:style-name="P17" text:outline-level="2"><text:span text:style-name="T5">1.3 </text:span>UI</text:h>
      <text:p text:style-name="P1"><text:span text:style-name="T16">C</text:span><text:span text:style-name="T1">ross-platform </text:span><text:span text:style-name="T15">desktop </text:span><text:span text:style-name="T14">app </text:span><text:span text:style-name="T2">byggd </text:span><text:span text:style-name="T16">genom</text:span><text:span text:style-name="T2"> </text:span><text:span text:style-name="T15">Electron</text:span><text:span text:style-name="T1">.</text:span></text:p>
      <text:h text:style-name="P15" text:outline-level="1"><text:span text:style-name="T7">2. </text:span><text:span text:style-name="T6">Actions</text:span></text:h>
      <text:h text:style-name="P20" text:outline-level="2"><text:span text:style-name="T5">2.1 </text:span>Save</text:h>
      <text:p text:style-name="P3">När man sparar ett lösenord är meningen att skapa en slags container som innehåller all nödvändig information. Denna information består av</text:p>
      <text:list xml:id="list2457021045" text:style-name="L1">
        <text:list-item>
          <text:p text:style-name="P22">användarnamn</text:p>
        </text:list-item>
        <text:list-item>
          <text:p text:style-name="P22">lösenord</text:p>
        </text:list-item>
        <text:list-item>
          <text:p text:style-name="P22">url</text:p>
        </text:list-item>
        <text:list-item>
          <text:p text:style-name="P22">beskrivning</text:p>
        </text:list-item>
      </text:list>
      <text:h text:style-name="P19" text:outline-level="2"><text:span text:style-name="T9">2.2 </text:span><text:span text:style-name="T8">Edit</text:span></text:h>
      <text:p text:style-name="P2"><text:span text:style-name="T3">Ä</text:span>ndra <text:span text:style-name="T3">i </text:span>en container:</text:p>
      <text:list xml:id="list124651261517498" text:continue-numbering="true" text:style-name="L1">
        <text:list-item>
          <text:p text:style-name="P22"><text:soft-page-break/>användarnamn</text:p>
        </text:list-item>
        <text:list-item>
          <text:p text:style-name="P22">lösenord</text:p>
        </text:list-item>
        <text:list-item>
          <text:p text:style-name="P22">url</text:p>
        </text:list-item>
        <text:list-item>
          <text:p text:style-name="P22">beskrivning</text:p>
        </text:list-item>
      </text:list>
      <text:h text:style-name="P18" text:outline-level="2"><text:span text:style-name="T5">2.3 </text:span>Delete</text:h>
      <text:p text:style-name="P4">Ta bort en container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4:27.498364923</meta:creation-date>
    <dc:date>2023-03-25T13:13:18.459408383</dc:date>
    <meta:editing-duration>P8DT43M33S</meta:editing-duration>
    <meta:editing-cycles>16</meta:editing-cycles>
    <meta:generator>LibreOffice/7.0.4.2$Linux_X86_64 LibreOffice_project/00$Build-2</meta:generator>
    <meta:document-statistic meta:table-count="1" meta:image-count="0" meta:object-count="0" meta:page-count="2" meta:paragraph-count="34" meta:word-count="109" meta:character-count="687" meta:non-whitespace-character-count="620"/>
  </office:meta>
</office:document-meta>
</file>